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Courier New1" svg:font-family="'Courier New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Cambria" svg:font-family="Cambria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2" style:family="table">
      <style:table-properties style:width="16.671cm" fo:margin-left="-0.191cm" table:align="left" style:writing-mode="lr-tb"/>
    </style:style>
    <style:style style:name="Таблица2.A" style:family="table-column">
      <style:table-column-properties style:column-width="5.103cm"/>
    </style:style>
    <style:style style:name="Таблица2.B" style:family="table-column">
      <style:table-column-properties style:column-width="6.324cm"/>
    </style:style>
    <style:style style:name="Таблица2.C" style:family="table-column">
      <style:table-column-properties style:column-width="5.24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Table_20_Heading">
      <style:paragraph-properties style:snap-to-layout-grid="false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Default_20_Style">
      <style:paragraph-properties fo:text-align="center" style:justify-single-word="false"/>
    </style:style>
    <style:style style:name="P4" style:family="paragraph" style:parent-style-name="Default_20_Style">
      <style:paragraph-properties fo:text-align="center" style:justify-single-word="false"/>
      <style:text-properties fo:font-size="16pt" style:font-size-asian="16pt" style:font-name-complex="Calibri" style:font-size-complex="16pt"/>
    </style:style>
    <style:style style:name="P5" style:family="paragraph" style:parent-style-name="Default_20_Style">
      <style:paragraph-properties fo:text-align="end" style:justify-single-word="false"/>
      <style:text-properties fo:font-size="16pt" style:font-size-asian="16pt" style:font-name-complex="Calibri" style:font-size-complex="16pt"/>
    </style:style>
    <style:style style:name="P6" style:family="paragraph" style:parent-style-name="Default_20_Style">
      <style:paragraph-properties fo:text-align="center" style:justify-single-word="false"/>
      <style:text-properties fo:font-size="28pt" fo:font-weight="bold" style:font-size-asian="28pt" style:font-weight-asian="bold" style:font-name-complex="Calibri" style:font-size-complex="28pt"/>
    </style:style>
    <style:style style:name="P7" style:family="paragraph" style:parent-style-name="Default_20_Style">
      <style:paragraph-properties fo:text-align="center" style:justify-single-word="false"/>
      <style:text-properties fo:font-size="20pt" style:font-size-asian="20pt" style:font-name-complex="Calibri" style:font-size-complex="20pt"/>
    </style:style>
    <style:style style:name="P8" style:family="paragraph" style:parent-style-name="Default_20_Style">
      <style:paragraph-properties fo:text-align="end" style:justify-single-word="false"/>
    </style:style>
    <style:style style:name="P9" style:family="paragraph" style:parent-style-name="Default_20_Style">
      <style:paragraph-properties fo:text-align="justify" style:justify-single-word="false"/>
    </style:style>
    <style:style style:name="P10" style:family="paragraph" style:parent-style-name="Default_20_Style">
      <style:text-properties fo:font-size="14pt" style:font-size-asian="14pt" style:font-name-complex="Calibri" style:font-size-complex="14pt"/>
    </style:style>
    <style:style style:name="P11" style:family="paragraph" style:parent-style-name="Default_20_Style">
      <style:paragraph-properties fo:text-align="justify" style:justify-single-word="false"/>
      <style:text-properties fo:font-size="14pt" style:font-size-asian="14pt" style:font-name-complex="Calibri" style:font-size-complex="14pt"/>
    </style:style>
    <style:style style:name="P12" style:family="paragraph" style:parent-style-name="Default_20_Style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Default_20_Style">
      <style:text-properties fo:font-size="14pt" fo:font-weight="bold" style:font-size-asian="14pt" style:font-weight-asian="bold" style:font-name-complex="Calibri"/>
    </style:style>
    <style:style style:name="P14" style:family="paragraph" style:parent-style-name="Default_20_Style">
      <style:text-properties fo:font-size="14pt" fo:font-weight="bold" style:font-size-asian="14pt" style:font-weight-asian="bold" style:font-name-complex="Calibri" style:font-weight-complex="bold"/>
    </style:style>
    <style:style style:name="P15" style:family="paragraph" style:parent-style-name="Default_20_Style">
      <style:text-properties fo:font-size="14pt" fo:language="en" fo:country="US" fo:font-weight="bold" style:font-size-asian="14pt" style:font-weight-asian="bold" style:font-name-complex="Calibri" style:font-weight-complex="bold"/>
    </style:style>
    <style:style style:name="P16" style:family="paragraph" style:parent-style-name="Default_20_Style">
      <style:text-properties fo:font-size="15pt" fo:font-weight="bold" style:font-size-asian="15pt" style:font-weight-asian="bold" style:font-name-complex="Calibri"/>
    </style:style>
    <style:style style:name="P17" style:family="paragraph" style:parent-style-name="Default_20_Style">
      <style:text-properties fo:language="en" fo:country="US"/>
    </style:style>
    <style:style style:name="P18" style:family="paragraph" style:parent-style-name="Default_20_Style">
      <style:paragraph-properties fo:text-align="justify" style:justify-single-word="false"/>
      <style:text-properties fo:language="en" fo:country="US"/>
    </style:style>
    <style:style style:name="P19" style:family="paragraph" style:parent-style-name="Default_20_Style">
      <style:text-properties fo:color="#000000" fo:font-size="14pt" fo:language="en" fo:country="US" style:font-size-asian="14pt" style:font-name-complex="Calibri" style:font-size-complex="14pt"/>
    </style:style>
    <style:style style:name="P20" style:family="paragraph" style:parent-style-name="Default_20_Style">
      <style:paragraph-properties fo:margin-top="0cm" fo:margin-bottom="0.353cm" fo:line-height="115%" fo:orphans="2" fo:widows="2" fo:hyphenation-ladder-count="no-limit"/>
      <style:text-properties fo:hyphenate="true" fo:hyphenation-remain-char-count="2" fo:hyphenation-push-char-count="2"/>
    </style:style>
    <style:style style:name="P21" style:family="paragraph" style:parent-style-name="Default_20_Style">
      <style:paragraph-properties fo:margin-left="0cm" fo:margin-right="0cm" fo:text-indent="1.251cm" style:auto-text-indent="false"/>
    </style:style>
    <style:style style:name="P22" style:family="paragraph" style:parent-style-name="Default_20_Style"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Default_20_Style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name-complex="Calibri" style:font-size-complex="14pt"/>
    </style:style>
    <style:style style:name="P24" style:family="paragraph" style:parent-style-name="Default_20_Style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name-complex="Calibri" style:font-weight-complex="bold"/>
    </style:style>
    <style:style style:name="P25" style:family="paragraph" style:parent-style-name="Default_20_Style">
      <style:paragraph-properties fo:margin-left="0cm" fo:margin-right="0cm" fo:text-indent="1.249cm" style:auto-text-indent="false"/>
    </style:style>
    <style:style style:name="P26" style:family="paragraph" style:parent-style-name="Default_20_Style" style:master-page-name="Standard">
      <style:paragraph-properties fo:text-align="center" style:justify-single-word="false" style:page-number="auto">
        <style:tab-stops>
          <style:tab-stop style:position="2.004cm"/>
          <style:tab-stop style:position="5.761cm"/>
        </style:tab-stops>
      </style:paragraph-properties>
      <style:text-properties fo:font-size="16pt" style:font-size-asian="16pt" style:font-name-complex="Calibri" style:font-size-complex="16pt"/>
    </style:style>
    <style:style style:name="P27" style:family="paragraph" style:parent-style-name="Text_20_Body">
      <style:paragraph-properties style:line-height-at-least="0.503cm"/>
    </style:style>
    <style:style style:name="P28" style:family="paragraph" style:parent-style-name="Text_20_Body">
      <style:paragraph-properties style:line-height-at-least="0.503cm" fo:text-align="justify" style:justify-single-word="false"/>
      <style:text-properties fo:color="#000000" fo:font-size="14pt" style:font-size-asian="14pt" style:font-size-complex="14pt"/>
    </style:style>
    <style:style style:name="P29" style:family="paragraph" style:parent-style-name="Text_20_Body">
      <style:paragraph-properties fo:margin-top="0cm" fo:margin-bottom="0cm" style:line-height-at-least="0.476cm"/>
    </style:style>
    <style:style style:name="P30" style:family="paragraph" style:parent-style-name="Text_20_Body">
      <style:paragraph-properties fo:margin-top="0cm" fo:margin-bottom="0cm" style:line-height-at-least="0.476cm" fo:text-align="justify" style:justify-single-word="false"/>
    </style:style>
    <style:style style:name="P31" style:family="paragraph" style:parent-style-name="Text_20_Body">
      <style:paragraph-properties fo:margin-top="0cm" fo:margin-bottom="0cm" style:line-height-at-least="0.476cm" fo:text-align="justify" style:justify-single-word="false"/>
      <style:text-properties fo:language="en" fo:country="US"/>
    </style:style>
    <style:style style:name="P32" style:family="paragraph" style:parent-style-name="Text_20_Body">
      <style:paragraph-properties fo:margin-top="0cm" fo:margin-bottom="0cm" style:line-height-at-least="0.476cm" fo:text-align="justify" style:justify-single-word="false"/>
      <style:text-properties fo:color="#2a2a2a" fo:font-size="14pt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style:line-height-at-least="0.476cm" fo:text-align="justify" style:justify-single-word="false" fo:text-indent="1cm" style:auto-text-indent="false"/>
    </style:style>
    <style:style style:name="P34" style:family="paragraph" style:parent-style-name="Text_20_Body">
      <style:paragraph-properties fo:margin-top="0cm" fo:margin-bottom="0.353cm" fo:line-height="115%" fo:orphans="2" fo:widows="2" fo:hyphenation-ladder-count="no-limit"/>
      <style:text-properties fo:color="#000000" fo:font-size="14pt" style:font-size-asian="14pt" style:font-size-complex="14pt" fo:hyphenate="true" fo:hyphenation-remain-char-count="2" fo:hyphenation-push-char-count="2"/>
    </style:style>
    <style:style style:name="P35" style:family="paragraph" style:parent-style-name="Heading_20_1" style:list-style-name="WW8Num2">
      <style:paragraph-properties fo:margin-left="0cm" fo:margin-right="0cm" fo:margin-top="0cm" fo:margin-bottom="0cm" fo:text-indent="1.251cm" style:auto-text-indent="false" fo:break-before="page"/>
      <style:text-properties style:font-name="Times New Roman" style:font-name-complex="Calibri"/>
    </style:style>
    <style:style style:name="P36" style:family="paragraph" style:parent-style-name="List_20_Paragraph" style:list-style-name="WW8Num3">
      <style:text-properties fo:font-size="14pt" style:font-size-asian="14pt" style:font-name-complex="Calibri" style:font-size-complex="14pt"/>
    </style:style>
    <style:style style:name="P37" style:family="paragraph" style:parent-style-name="List_20_Paragraph" style:list-style-name="WW8Num5">
      <style:paragraph-properties fo:text-align="justify" style:justify-single-word="false"/>
      <style:text-properties fo:font-size="14pt" style:font-size-asian="14pt" style:font-name-complex="Calibri" style:font-size-complex="14pt"/>
    </style:style>
    <style:style style:name="P38" style:family="paragraph" style:parent-style-name="List_20_Paragraph" style:list-style-name="WW8Num4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List_20_Paragraph" style:list-style-name="WW8Num4">
      <style:paragraph-properties fo:text-align="justify" style:justify-single-word="false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name-complex="Calibri" style:font-size-complex="14pt"/>
    </style:style>
    <style:style style:name="P41" style:family="paragraph" style:parent-style-name="List_20_Paragraph">
      <style:paragraph-properties fo:margin-left="0cm" fo:margin-right="0cm" fo:text-indent="0cm" style:auto-text-indent="false" style:snap-to-layout-grid="false"/>
    </style:style>
    <style:style style:name="P42" style:family="paragraph" style:parent-style-name="List_20_Paragraph">
      <style:paragraph-properties fo:margin-left="0cm" fo:margin-right="0cm" fo:text-indent="0cm" style:auto-text-indent="false" style:snap-to-layout-grid="false"/>
      <style:text-properties fo:font-weight="bold" style:font-weight-asian="bold" style:font-name-complex="Calibri" style:font-weight-complex="bold"/>
    </style:style>
    <style:style style:name="P43" style:family="paragraph" style:parent-style-name="List_20_Paragraph">
      <style:paragraph-properties fo:margin-left="0cm" fo:margin-right="0cm" fo:text-indent="0cm" style:auto-text-indent="false" style:snap-to-layout-grid="false"/>
      <style:text-properties style:font-name-complex="Calibri"/>
    </style:style>
    <style:style style:name="P44" style:family="paragraph" style:parent-style-name="List_20_Paragraph">
      <style:paragraph-properties fo:margin-left="0cm" fo:margin-right="0cm" fo:text-indent="0cm" style:auto-text-indent="false" style:snap-to-layout-grid="false"/>
      <style:text-properties fo:language="en" fo:country="US" fo:font-weight="bold" style:font-weight-asian="bold" style:font-name-complex="Calibri" style:font-weight-complex="bold"/>
    </style:style>
    <style:style style:name="P45" style:family="paragraph" style:parent-style-name="List_20_Paragraph">
      <style:paragraph-properties fo:margin-left="0cm" fo:margin-right="0cm" fo:text-indent="0cm" style:auto-text-indent="false" style:snap-to-layout-grid="false"/>
      <style:text-properties fo:language="en" fo:country="US" style:font-name-complex="Calibri"/>
    </style:style>
    <style:style style:name="P46" style:family="paragraph" style:parent-style-name="List_20_Paragraph">
      <style:paragraph-properties fo:margin-left="0cm" fo:margin-right="0cm" fo:text-indent="1cm" style:auto-text-indent="false"/>
    </style:style>
    <style:style style:name="P47" style:family="paragraph" style:parent-style-name="List_20_Paragraph">
      <style:paragraph-properties fo:margin-left="0cm" fo:margin-right="0cm" fo:text-align="justify" style:justify-single-word="false" fo:text-indent="1cm" style:auto-text-indent="false"/>
    </style:style>
    <style:style style:name="P48" style:family="paragraph" style:parent-style-name="List_20_Paragraph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name-complex="Calibri" style:font-size-complex="14pt"/>
    </style:style>
    <style:style style:name="T1" style:family="text">
      <style:text-properties fo:font-size="13pt" style:font-size-asian="13pt" style:font-name-complex="Calibri" style:font-size-complex="13pt"/>
    </style:style>
    <style:style style:name="T2" style:family="text">
      <style:text-properties style:font-name-complex="Calibri"/>
    </style:style>
    <style:style style:name="T3" style:family="text">
      <style:text-properties fo:font-size="16pt" style:font-size-asian="16pt" style:font-name-complex="Calibri" style:font-size-complex="16pt"/>
    </style:style>
    <style:style style:name="T4" style:family="text">
      <style:text-properties fo:font-size="14pt" style:font-size-asian="14pt" style:font-name-complex="Calibri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name-complex="Calibri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Calibri"/>
    </style:style>
    <style:style style:name="T10" style:family="text">
      <style:text-properties fo:color="#2a2a2a" fo:font-size="14pt" fo:font-weight="normal" style:font-size-asian="14pt" style:font-weight-asian="normal" style:font-size-complex="14pt"/>
    </style:style>
    <style:style style:name="T11" style:family="text">
      <style:text-properties fo:color="#2a2a2a" fo:font-size="14pt" style:font-size-asian="14pt" style:font-size-complex="14pt"/>
    </style:style>
    <style:style style:name="T12" style:family="text">
      <style:text-properties fo:color="#2a2a2a" fo:font-size="10pt" style:font-size-asian="10pt"/>
    </style:style>
    <style:style style:name="T13" style:family="text">
      <style:text-properties fo:color="#000000" fo:language="en" fo:country="US" style:font-name-complex="Calibri"/>
    </style:style>
    <style:style style:name="T14" style:family="text">
      <style:text-properties style:text-position="sub 58%"/>
    </style:style>
    <style:style style:name="fr1" style:family="graphic" style:parent-style-name="OLE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Федеральное агентство по образованию Российской Федерации</text:p>
      <text:p text:style-name="P4">Ульяновский государственный технический университет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Высокопроизводительные системы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Лабораторная работа №2</text:p>
      <text:p text:style-name="P7">«Исследование параллельных реализаций алгоритма численного интегрирования»</text:p>
      <text:p text:style-name="P3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P8"><text:span text:style-name="T1"><text:s text:c="8"/></text:span><text:span text:style-name="T3">Выполнил: студент гр. ЭВМд-41</text:span></text:p>
      <text:p text:style-name="P5"><text:s text:c="16"/>Логинов А.Ю.</text:p>
      <text:p text:style-name="P8"/>
      <text:p text:style-name="P5">Проверил: <text:s/>Негода В.Н.</text:p>
      <text:p text:style-name="Default_20_Style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Ульяновск 2013</text:p>
      <text:p text:style-name="P20"/>
      <text:list xml:id="list1125990124" text:style-name="WW8Num2">
        <text:list-item>
          <text:h text:style-name="P35" text:outline-level="1">ЦЕЛЬ РАБОТЫ</text:h>
        </text:list-item>
      </text:list>
      <text:p text:style-name="P22"/>
      <text:p text:style-name="P23">Исследование параллельных реализаций алгоритма численного интегрирования.</text:p>
      <text:p text:style-name="P21"/>
      <text:p text:style-name="P24">ЗАДАНИЕ</text:p>
      <text:p text:style-name="Default_20_Style"/>
      <text:p text:style-name="P25"><text:span text:style-name="T4">В данной работе необходимо вычислить интеграл </text:span><text:span text:style-name="T6">tg</text:span><text:span text:style-name="T4"> </text:span><text:span text:style-name="T6">x</text:span><text:span text:style-name="T4"> на интервале от 0 до 1 и измерить время вычисления в зависимости от:</text:span></text:p>
      <text:p text:style-name="P10"><text:tab/></text:p>
      <text:list xml:id="list2107299168" text:style-name="WW8Num3">
        <text:list-item>
          <text:p text:style-name="P36">Количества ядер процессора (от 1 до 4)</text:p>
        </text:list-item>
        <text:list-item>
          <text:p text:style-name="P36">Количества создаваемых потоков (от 1 до 8)</text:p>
        </text:list-item>
        <text:list-item>
          <text:p text:style-name="P36">Количества разбиений интервала аргумента (от 100 до 1000000)</text:p>
        </text:list-item>
      </text:list>
      <text:p text:style-name="List_20_Paragraph"/>
      <text:p text:style-name="P24">Реализация</text:p>
      <text:p text:style-name="List_20_Paragraph"/>
      <text:p text:style-name="P47"><text:span text:style-name="T4">Для реализации многопоточности использовался стандарт </text:span><text:span text:style-name="T6">O</text:span><text:span text:style-name="T4">penMP. Обычно библиотеки для работы с </text:span><text:span text:style-name="T6">OpenMP</text:span><text:span text:style-name="T4"> поставляются в том или ином виде со многими наиболее популярными операционными системами и компиляторами. Так библиотека </text:span><text:span text:style-name="T6">OpenMP</text:span><text:span text:style-name="T4">, которую используют бинарники, собранные компилятором </text:span><text:span text:style-name="T6">MS</text:span><text:span text:style-name="T4"> </text:span><text:span text:style-name="T6">VC</text:span><text:span text:style-name="T4">, входит в состав </text:span><text:span text:style-name="T6">VC</text:span><text:span text:style-name="T4">++ </text:span><text:span text:style-name="T6">Redistributable</text:span><text:span text:style-name="T4">, </text:span><text:span text:style-name="T6">gcc</text:span><text:span text:style-name="T4"> использует свою библиотеку </text:span><text:span text:style-name="T6">OpenMP</text:span><text:span text:style-name="T4"> для </text:span><text:span text:style-name="T6">unix</text:span><text:span text:style-name="T4">, коммерческий компилятор </text:span><text:span text:style-name="T6">Intel</text:span><text:span text:style-name="T4">-а использует собственную «ускоренную» сборку этой либы. </text:span></text:p>
      <text:p text:style-name="P48">Интеграл считается методом прямоугольников, потому распараллеливать надо только один цикл, в котором оценивается площадь фигуры под графиком функции и результат подсуммируется к общей переменной. В цикле будет использоваться общая для нескольких потоков переменная, потому нужно предотвратить гонки. Идея такова – каждый отдельный поток будет содержать свою собственную переменную для подсуммирования, а после завершения работы потоков результаты вычислений суммируются в одну итоговую. Потому была использована директива reduction(оператор: список), которая для каждой переменной создаёт локальные копии в каждом потоке, а после выполнения всех операторов параллельной области выполняется заданный оператор.</text:p>
      <text:p text:style-name="P31"/>
      <text:p text:style-name="P33"><text:span text:style-name="Strong_20_Emphasis"><text:span text:style-name="T10">Целевая платформа должна быть многопроцессорной или многоядерной</text:span></text:span><text:span text:style-name="T11">. Если приложение полностью использует ресурсы одного ядра или процессора, то, сделав его многопоточным при помощи OpenMP, <text:s/>почти наверняка повысим его быстродействие.</text:span></text:p>
      <text:p text:style-name="P30"><text:span text:style-name="Strong_20_Emphasis"><text:span text:style-name="T10">Приложение должно быть кроссплатформенным</text:span></text:span><text:span text:style-name="T11">. OpenMP — кроссплатформенный и широко поддерживаемый API. А так как он реализован на основе директив pragma, приложение можно скомпилировать даже при помощи компилятора, не поддерживающего стандарт OpenMP</text:span><text:span text:style-name="T12">.</text:span></text:p>
      <text:p text:style-name="P29"><text:span text:style-name="Strong_20_Emphasis"><text:span text:style-name="T10">Выполнение циклов нужно распараллелить</text:span></text:span><text:span text:style-name="T11">. </text:span></text:p>
      <text:p text:style-name="P32">Весь свой потенциал OpenMP демонстрирует при организации параллельного <text:soft-page-break/>выполнения циклов. Если в приложении есть длительные циклы без зависимостей, OpenMP— идеальное решение.</text:p>
      <text:p text:style-name="P30"><text:span text:style-name="Strong_20_Emphasis"><text:span text:style-name="T10">Перед запуском приложения нужно повысить его быстродействие. </text:span></text:span><text:span text:style-name="T11">Так как технология OpenMP не требует переработки архитектуры приложения, она прекрасно подходит для внесения в код небольших изменений, позволяющих повысить его быстродействие.</text:span></text:p>
      <text:p text:style-name="P32">В то же время следует признать, что OpenMP — не панацея от всех бед. Эта технология ориентирована в первую очередь на разработчиков высокопроизводительных вычислительных систем и наиболее эффективна, если код включает много циклов и работает с разделяемыми массивами данных.</text:p>
      <text:p text:style-name="P32">Создание как обычных потоков, так и параллельных регионов OpenMP имеет свою цену. Чтобы применение OpenMP стало выгодным, выигрыш в скорости, обеспечиваемый параллельным регионом, должен превосходить издержки на создание группы потоков. В версии OpenMP, реализованной в Visual C++, группа потоков создается при входе в первый параллельный регион. После завершения региона группа потоков приостанавливается, пока не понадобится вновь. За кулисами OpenMP использует пул потоков.</text:p>
      <text:p text:style-name="P32">Еще слудует <text:s/>помнить, что само по себе применение OpenMP не гарантирует, что быстродействие вашего кода повысится.</text:p>
      <text:p text:style-name="P30"/>
      <text:p text:style-name="P32">Еще требуется помнить о законах и теориях распраллеливания, которые помогут нам объяснить скоротсные характеристики исполения кода, и которые должны подтвердиться на практике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Данные о тестовых системах</text:p>
      <text:p text:style-name="P40">Тестирование проводилось на следующих системах:</text:p>
      <text:p text:style-name="P4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2">Процессор</text:p>
          </table:table-cell>
          <table:table-cell table:style-name="Таблица2.A1" office:value-type="string">
            <text:p text:style-name="P43">Частота</text:p>
          </table:table-cell>
          <table:table-cell table:style-name="Таблица2.A1" office:value-type="string">
            <text:p text:style-name="P43">Количество ядер</text:p>
          </table:table-cell>
        </table:table-row>
        <table:table-row table:style-name="Таблица2.1">
          <table:table-cell table:style-name="Таблица2.A1" office:value-type="string">
            <text:p text:style-name="P44">Intel Core i3-2310M </text:p>
          </table:table-cell>
          <table:table-cell table:style-name="Таблица2.A1" office:value-type="string">
            <text:p text:style-name="P41"><text:span text:style-name="T9">2.10 GHz (c </text:span><text:span text:style-name="T13">Hyper-Threading )</text:span></text:p>
          </table:table-cell>
          <table:table-cell table:style-name="Таблица2.A1" office:value-type="string">
            <text:p text:style-name="P45">2 (4 потока)</text:p>
          </table:table-cell>
        </table:table-row>
        <table:table-row table:style-name="Таблица2.1">
          <table:table-cell table:style-name="Таблица2.A1" office:value-type="string">
            <text:p text:style-name="P44">Intel Core 2 Duo</text:p>
          </table:table-cell>
          <table:table-cell table:style-name="Таблица2.A1" office:value-type="string">
            <text:p text:style-name="P41"><text:span text:style-name="T9">2,13 GHz </text:span><text:span text:style-name="T2">(без </text:span><text:span text:style-name="T13">Hyper-Threading</text:span><text:span text:style-name="T2"> </text:span><text:span text:style-name="T9">)</text:span></text:p>
          </table:table-cell>
          <table:table-cell table:style-name="Таблица2.A1" office:value-type="string">
            <text:p text:style-name="P45">2</text:p>
          </table:table-cell>
        </table:table-row>
      </table:table>
      <text:p text:style-name="Default_20_Style"/>
      <text:p text:style-name="P16">Исследование временных характеристик</text:p>
      <text:p text:style-name="Default_20_Style"/>
      <text:p text:style-name="P11">И так приступим к исследованию. Первый процессор, попавшийся мне под руку, был, естественно, процессором моего компьютера. </text:p>
      <text:p text:style-name="Default_20_Style"/>
      <text:p text:style-name="Default_20_Style"><text:span text:style-name="T6">Intel</text:span><text:span text:style-name="T4"> </text:span><text:span text:style-name="T6">Core</text:span><text:span text:style-name="T4"> 2 </text:span><text:span text:style-name="T6">Duo</text:span><text:span text:style-name="T4"> на частоте 2.13 ГГц.</text:span></text:p>
      <text:p text:style-name="Default_20_Style"/>
      <text:p text:style-name="Default_20_Style"><draw:frame draw:style-name="fr1" draw:name="Объект1" text:anchor-type="char" svg:y="0cm" svg:width="15.543cm" svg:height="7.1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Видно что при увеличении числа потоков, вычисление действительно ускоряется, но также видно что ускоряется не пропорционально числу потоков, что согласуется с законом Амдала, ведь число последовательных вычислений велико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Intel core-i3-2310M 2,10 GHz</text:p>
      <text:p text:style-name="P17"/>
      <text:p text:style-name="P17"/>
      <text:p text:style-name="P17"><draw:frame draw:style-name="fr1" draw:name="Объект2" text:anchor-type="char" svg:y="0cm" svg:width="13.548cm" svg:height="7.16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7"/>
      <text:p text:style-name="P13">Вывод</text:p>
      <text:p text:style-name="P17"/>
      <text:p text:style-name="P10">По итогам исследований проведенных на четырех системах можно сделать следующие выводы:</text:p>
      <text:list xml:id="list146509069" text:style-name="WW8Num4">
        <text:list-item>
          <text:p text:style-name="P38">При малой гранулярности использование многопоточности не даёт положительных результатов, так как результат измерения в одном потоке даёт максимальное быстродействие. Время вычисления получается сопоставимо с временем создания потока, и смысл от многопоточности теряется.</text:p>
        </text:list-item>
        <text:list-item>
          <text:p text:style-name="P38">При числе потоков, не равному числу ядер, виден проигрыш, по сравнению с тем, когда число ядер равно числу потоков. Особенно этот проигрыш заметен при числе ядер не кратных 2-м.</text:p>
        </text:list-item>
        <text:list-item>
          <text:p text:style-name="P39"><text:span text:style-name="T5">При малой гранулярности использование многопоточности не даёт значимых результатов. При минимальном объёме вычислений, который может быть зафиксирован </text:span><text:span text:style-name="T7">GetTickCount</text:span><text:span text:style-name="T5">(), время создания потоков несопоставимо мало <text:s/>относительно времени вычислений.</text:span></text:p>
        </text:list-item>
        <text:list-item>
          <text:p text:style-name="P38">При увеличении разбиения на интервале использование многопоточности даёт хорошие результаты, причём самые высокие показатели при разбиении на такое количество потоков, которое равно числу потоков рекомендованному в спецификации. </text:p>
        </text:list-item>
        <text:list-item>
          <text:p text:style-name="P39"><text:span text:style-name="T5">При числе потоков, не равному числу ядер, деградации производительности не наблюдается, это значит, что при использовании </text:span><text:span text:style-name="T7">OpenMP</text:span><text:span text:style-name="T5"> тяжело сделать вычисления хуже чем были. Это заслуга именно </text:span><text:span text:style-name="T7">OpenMP</text:span><text:span text:style-name="T5">, так как на всех архитектурах были получены результаты без деградации.</text:span></text:p>
        </text:list-item>
      </text:list>
      <text:p text:style-name="P9"/>
      <text:p text:style-name="P9"/>
      <text:p text:style-name="P12"><text:soft-page-break/>Так же можно рассчитать время создания потока. Во время вычисления входят:</text:p>
      <text:p text:style-name="P9"/>
      <text:list xml:id="list431362038" text:style-name="WW8Num5">
        <text:list-item>
          <text:p text:style-name="P37">Время вычислений</text:p>
        </text:list-item>
        <text:list-item>
          <text:p text:style-name="P37">Время создания потока</text:p>
        </text:list-item>
        <text:list-item>
          <text:p text:style-name="P37">Некоторые задержки, связанные с измерением времени и вспомогательными процедурами, необходимыми, но не относящимися к вычислениям</text:p>
        </text:list-item>
        <text:list-item>
          <text:p text:style-name="P37">Задержки, возникшие из-за посторонней нагрузки на процессор со стороны операционной системы</text:p>
        </text:list-item>
      </text:list>
      <text:p text:style-name="P9"/>
      <text:p text:style-name="P12">3-м и 4-м пунктом можно пренебречь.</text:p>
      <text:p text:style-name="P12">Поэтому можно составить систему уравнений ориентируясь на первые 2 строки предпоследнего столбца каждой таблицы. И решив ее, найдем время создания потока.</text:p>
      <text:p text:style-name="P12">Вот система нужная для вычислений.</text:p>
      <text:p text:style-name="P9"/>
      <text:p text:style-name="P9"/>
      <text:p text:style-name="P9">1. <text:bookmark-start text:name="__DdeLink__5784_1236500088"/>t <text:span text:style-name="T14">создания потока</text:span> = t <text:span text:style-name="T14">общ1</text:span> — t <text:bookmark-end text:name="__DdeLink__5784_1236500088"/><text:span text:style-name="T14">вычислений</text:span></text:p>
      <text:p text:style-name="P9"/>
      <text:p text:style-name="P9">2. t <text:span text:style-name="T14">создания потока</text:span> = t <text:span text:style-name="T14">общ2</text:span> — t <text:span text:style-name="T14">вычислений</text:span></text:p>
      <text:p text:style-name="P9"/>
      <text:p text:style-name="P9"/>
      <text:p text:style-name="P11">Но так как вычисления обременены ошибками то можно судить только о динамике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Courier New1" svg:font-family="'Courier New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Cambria" svg:font-family="Cambria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Arial Unicode MS1" style:font-size-asian="12pt" style:font-name-complex="Arial Unicode MS1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Default_20_Style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Style" style:display-name="Default Style" style:family="paragraph">
      <style:paragraph-properties fo:margin-top="0cm" fo:margin-bottom="0cm" style:line-height-at-least="0.176cm" fo:text-align="start" style:justify-single-word="false" fo:orphans="0" fo:widows="0" fo:hyphenation-ladder-count="no-limit" style:writing-mode="lr-tb"/>
      <style:text-properties fo:color="#00000a" style:font-name="Times New Roman" fo:font-size="12pt" fo:language="ru" fo:country="RU" style:letter-kerning="true" style:font-name-asian="Andale Sans UI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Default_20_Style" style:next-style-name="Text_20_body" style:default-outline-level="1" style:class="text">
      <style:paragraph-properties fo:margin-top="0.847cm" fo:margin-bottom="0.494cm" fo:keep-together="always" fo:keep-with-next="always"/>
      <style:text-properties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Heading_20_3" style:display-name="Heading 3" style:family="paragraph" style:parent-style-name="Default_20_Style" style:next-style-name="Text_20_body" style:default-outline-level="3" style:class="text">
      <style:text-properties fo:font-size="13.5pt" fo:font-weight="bold" style:font-size-asian="13.5pt" style:font-weight-asian="bold" style:font-size-complex="13.5pt" style:font-weight-complex="bold"/>
    </style:style>
    <style:style style:name="Text_20_Body" style:display-name="Text Body" style:family="paragraph" style:parent-style-name="Default_20_Style">
      <style:paragraph-properties fo:margin-top="0cm" fo:margin-bottom="0.212cm"/>
    </style:style>
    <style:style style:name="Название1" style:family="paragraph" style:parent-style-name="Default_20_Style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Указатель1" style:family="paragraph" style:parent-style-name="Default_20_Style">
      <style:paragraph-properties text:number-lines="false" text:line-number="0"/>
      <style:text-properties style:font-name-complex="Lohit Hindi"/>
    </style:style>
    <style:style style:name="List_20_Paragraph" style:display-name="List Paragraph" style:family="paragraph" style:parent-style-name="Default_20_Style">
      <style:paragraph-properties fo:margin-left="1.27cm" fo:margin-right="0cm" fo:margin-top="0cm" fo:margin-bottom="0cm" fo:text-indent="0cm" style:auto-text-indent="false"/>
    </style:style>
    <style:style style:name="Balloon_20_Text" style:display-name="Balloon Text" style:family="paragraph" style:parent-style-name="Default_20_Style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Default_20_Sty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Default_20_Style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Andale Sans UI" style:font-size-asian="13.5pt" style:font-weight-asian="bold" style:font-name-complex="Times New Roman" style:font-size-complex="13.5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style:font-name-asian="Andale Sans UI" style:font-size-asian="12pt" style:font-name-complex="Times New Roman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Andale Sans UI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Symbol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Wingdings"/>
    </style:style>
    <style:style style:name="Bullets" style:family="text">
      <style:text-properties style:font-name="OpenSymbol" style:font-name-asian="OpenSymbol" style:font-name-complex="OpenSymbol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Wingdings"/>
    </style:style>
    <style:style style:name="ListLabel_20_8" style:display-name="ListLabel 8" style:family="text">
      <style:text-properties style:font-name-complex="Symbol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Wingdings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Wingdings"/>
    </style:style>
    <style:style style:name="Internet_20_Link" style:display-name="Internet Link" style:family="text">
      <style:text-properties fo:color="#000080" fo:language="ru" fo:country="RU" style:text-underline-style="solid" style:text-underline-width="auto" style:text-underline-color="font-color" style:language-complex="ru" style:country-complex="RU"/>
    </style:style>
    <style:style style:name="Source_20_Text" style:display-name="Source Text" style:family="text">
      <style:text-properties style:font-name="DejaVu Sans Mono" style:font-name-asian="DejaVu Sans Mono" style:font-name-complex="Lohit Hindi"/>
    </style:style>
    <style:style style:name="ListLabel_20_14" style:display-name="ListLabel 14" style:family="text">
      <style:text-properties style:font-name-complex="Symbol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Wingding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style:font-name-complex="Symbol"/>
    </style:style>
    <style:style style:name="ListLabel_20_18" style:display-name="ListLabel 18" style:family="text">
      <style:text-properties style:font-name-complex="Courier New"/>
    </style:style>
    <style:style style:name="ListLabel_20_19" style:display-name="ListLabel 19" style:family="text">
      <style:text-properties style:font-name-complex="Wingdings"/>
    </style:style>
    <style:style style:name="ListLabel_20_20" style:display-name="ListLabel 20" style:family="text">
      <style:text-properties style:font-name-complex="Symbol"/>
    </style:style>
    <style:style style:name="ListLabel_20_21" style:display-name="ListLabel 21" style:family="text">
      <style:text-properties style:font-name-complex="Courier New"/>
    </style:style>
    <style:style style:name="ListLabel_20_22" style:display-name="ListLabel 22" style:family="text">
      <style:text-properties style:font-name-complex="Wingdings"/>
    </style:style>
    <style:style style:name="ListLabel_20_23" style:display-name="ListLabel 23" style:family="text">
      <style:text-properties style:font-name-complex="Symbol"/>
    </style:style>
    <style:style style:name="ListLabel_20_24" style:display-name="ListLabel 24" style:family="text">
      <style:text-properties style:font-name-complex="Courier New"/>
    </style:style>
    <style:style style:name="ListLabel_20_25" style:display-name="ListLabel 25" style:family="text">
      <style:text-properties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4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46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318cm" fo:margin-left="3.94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318cm" fo:margin-left="7.75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ventor</meta:initial-creator>
    <meta:creation-date>2012-06-14T08:31:00</meta:creation-date>
    <dc:creator>Андрей Логинов</dc:creator>
    <dc:date>2013-06-06T18:14:20</dc:date>
    <meta:print-date>2013-06-04T21:49:00</meta:print-date>
    <meta:editing-cycles>2</meta:editing-cycles>
    <meta:editing-duration>PT15M</meta:editing-duration>
    <meta:document-statistic meta:table-count="1" meta:image-count="0" meta:object-count="2" meta:page-count="6" meta:paragraph-count="65" meta:word-count="865" meta:character-count="6595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944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3980.0</text:p>
          </table:table-cell>
          <table:table-cell office:value-type="string">
            <text:p>37648.0</text:p>
          </table:table-cell>
          <table:table-cell office:value-type="string">
            <text:p>399923.0</text:p>
          </table:table-cell>
          <table:table-cell office:value-type="string">
            <text:p>3688736.0</text:p>
          </table:table-cell>
          <table:table-cell office:value-type="string">
            <text:p>36459964.0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3904.0</text:p>
          </table:table-cell>
          <table:table-cell office:value-type="string">
            <text:p>22163.0</text:p>
          </table:table-cell>
          <table:table-cell office:value-type="string">
            <text:p>207561.0</text:p>
          </table:table-cell>
          <table:table-cell office:value-type="string">
            <text:p>2287626.0</text:p>
          </table:table-cell>
          <table:table-cell office:value-type="string">
            <text:p>21595704.0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2724.0</text:p>
          </table:table-cell>
          <table:table-cell office:value-type="string">
            <text:p>29779.0</text:p>
          </table:table-cell>
          <table:table-cell office:value-type="string">
            <text:p>214113.0</text:p>
          </table:table-cell>
          <table:table-cell office:value-type="string">
            <text:p>2169313.0</text:p>
          </table:table-cell>
          <table:table-cell office:value-type="string">
            <text:p>21425276.0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3634.0</text:p>
          </table:table-cell>
          <table:table-cell office:value-type="string">
            <text:p>29728.0</text:p>
          </table:table-cell>
          <table:table-cell office:value-type="string">
            <text:p>217800.0</text:p>
          </table:table-cell>
          <table:table-cell office:value-type="string">
            <text:p>2105631.0</text:p>
          </table:table-cell>
          <table:table-cell office:value-type="string">
            <text:p>21868384.0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2539.0</text:p>
          </table:table-cell>
          <table:table-cell office:value-type="string">
            <text:p>26065.0</text:p>
          </table:table-cell>
          <table:table-cell office:value-type="string">
            <text:p>230499.0</text:p>
          </table:table-cell>
          <table:table-cell office:value-type="string">
            <text:p>2101929.0</text:p>
          </table:table-cell>
          <table:table-cell office:value-type="string">
            <text:p>21307604.0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2686.0</text:p>
          </table:table-cell>
          <table:table-cell office:value-type="string">
            <text:p>23291.0</text:p>
          </table:table-cell>
          <table:table-cell office:value-type="string">
            <text:p>236380.0</text:p>
          </table:table-cell>
          <table:table-cell office:value-type="string">
            <text:p>2122387.0</text:p>
          </table:table-cell>
          <table:table-cell office:value-type="string">
            <text:p>21656352.0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2306.0</text:p>
          </table:table-cell>
          <table:table-cell office:value-type="string">
            <text:p>24785.0</text:p>
          </table:table-cell>
          <table:table-cell office:value-type="string">
            <text:p>199943.0</text:p>
          </table:table-cell>
          <table:table-cell office:value-type="string">
            <text:p>2214225.0</text:p>
          </table:table-cell>
          <table:table-cell office:value-type="string">
            <text:p>21251212.0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2251.0</text:p>
          </table:table-cell>
          <table:table-cell office:value-type="string">
            <text:p>21477.0</text:p>
          </table:table-cell>
          <table:table-cell office:value-type="string">
            <text:p>220394.0</text:p>
          </table:table-cell>
          <table:table-cell office:value-type="string">
            <text:p>2023678.0</text:p>
          </table:table-cell>
          <table:table-cell office:value-type="string">
            <text:p>21139324.0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string">
            <text:p>2485.0</text:p>
          </table:table-cell>
          <table:table-cell office:value-type="string">
            <text:p>27551.0</text:p>
          </table:table-cell>
          <table:table-cell office:value-type="string">
            <text:p>215655.0</text:p>
          </table:table-cell>
          <table:table-cell office:value-type="string">
            <text:p>2012320.0</text:p>
          </table:table-cell>
          <table:table-cell office:value-type="string">
            <text:p>21715504.0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2245.0</text:p>
          </table:table-cell>
          <table:table-cell office:value-type="string">
            <text:p>23587.0</text:p>
          </table:table-cell>
          <table:table-cell office:value-type="string">
            <text:p>207686.0</text:p>
          </table:table-cell>
          <table:table-cell office:value-type="string">
            <text:p>2029425.0</text:p>
          </table:table-cell>
          <table:table-cell office:value-type="string">
            <text:p>21859338.0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2274.0</text:p>
          </table:table-cell>
          <table:table-cell office:value-type="string">
            <text:p>24644.0</text:p>
          </table:table-cell>
          <table:table-cell office:value-type="string">
            <text:p>221085.0</text:p>
          </table:table-cell>
          <table:table-cell office:value-type="string">
            <text:p>2020769.0</text:p>
          </table:table-cell>
          <table:table-cell office:value-type="string">
            <text:p>22758212.0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4137.0</text:p>
          </table:table-cell>
          <table:table-cell office:value-type="string">
            <text:p>20699.0</text:p>
          </table:table-cell>
          <table:table-cell office:value-type="string">
            <text:p>207983.0</text:p>
          </table:table-cell>
          <table:table-cell office:value-type="string">
            <text:p>2002743.0</text:p>
          </table:table-cell>
          <table:table-cell office:value-type="string">
            <text:p>23481878.0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4732.0</text:p>
          </table:table-cell>
          <table:table-cell office:value-type="string">
            <text:p>36497.0</text:p>
          </table:table-cell>
          <table:table-cell office:value-type="string">
            <text:p>208878.0</text:p>
          </table:table-cell>
          <table:table-cell office:value-type="string">
            <text:p>2150853.0</text:p>
          </table:table-cell>
          <table:table-cell office:value-type="string">
            <text:p>24782988.0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string">
            <text:p>2351.0</text:p>
          </table:table-cell>
          <table:table-cell office:value-type="string">
            <text:p>47279.0</text:p>
          </table:table-cell>
          <table:table-cell office:value-type="string">
            <text:p>205206.0</text:p>
          </table:table-cell>
          <table:table-cell office:value-type="string">
            <text:p>2040629.0</text:p>
          </table:table-cell>
          <table:table-cell office:value-type="string">
            <text:p>25360620.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4039.0</text:p>
          </table:table-cell>
          <table:table-cell office:value-type="string">
            <text:p>49751.0</text:p>
          </table:table-cell>
          <table:table-cell office:value-type="string">
            <text:p>205547.0</text:p>
          </table:table-cell>
          <table:table-cell office:value-type="string">
            <text:p>2042724.0</text:p>
          </table:table-cell>
          <table:table-cell office:value-type="string">
            <text:p>25964494.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string">
            <text:p>2462.0</text:p>
          </table:table-cell>
          <table:table-cell office:value-type="string">
            <text:p>31294.0</text:p>
          </table:table-cell>
          <table:table-cell office:value-type="string">
            <text:p>208911.0</text:p>
          </table:table-cell>
          <table:table-cell office:value-type="string">
            <text:p>1996434.0</text:p>
          </table:table-cell>
          <table:table-cell office:value-type="string">
            <text:p>25525140.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.06.2013</text:date>, <text:time>18:14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3" table:style-name="ta1" table:print="false">
        <table:table-column table:style-name="co1" table:number-columns-repeated="3" table:default-cell-style-name="Default"/>
        <table:table-column table:style-name="co1" table:number-columns-repeated="6" table:default-cell-style-name="ce1"/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13297.0</text:p>
          </table:table-cell>
          <table:table-cell office:value-type="string">
            <text:p>46522.0</text:p>
          </table:table-cell>
          <table:table-cell office:value-type="string">
            <text:p>496722.0</text:p>
          </table:table-cell>
          <table:table-cell office:value-type="string">
            <text:p>4874453.0</text:p>
          </table:table-cell>
          <table:table-cell office:value-type="string">
            <text:p>47938768.0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3403.0</text:p>
          </table:table-cell>
          <table:table-cell office:value-type="string">
            <text:p>23712.0</text:p>
          </table:table-cell>
          <table:table-cell office:value-type="string">
            <text:p>256308.0</text:p>
          </table:table-cell>
          <table:table-cell office:value-type="string">
            <text:p>2607680.0</text:p>
          </table:table-cell>
          <table:table-cell office:value-type="string">
            <text:p>25662592.0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2404.0</text:p>
          </table:table-cell>
          <table:table-cell office:value-type="string">
            <text:p>26073.0</text:p>
          </table:table-cell>
          <table:table-cell office:value-type="string">
            <text:p>239091.0</text:p>
          </table:table-cell>
          <table:table-cell office:value-type="string">
            <text:p>2357348.0</text:p>
          </table:table-cell>
          <table:table-cell office:value-type="string">
            <text:p>30111740.0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2161.0</text:p>
          </table:table-cell>
          <table:table-cell office:value-type="string">
            <text:p>23155.0</text:p>
          </table:table-cell>
          <table:table-cell office:value-type="string">
            <text:p>200609.0</text:p>
          </table:table-cell>
          <table:table-cell office:value-type="string">
            <text:p>1976654.0</text:p>
          </table:table-cell>
          <table:table-cell office:value-type="string">
            <text:p>26524236.0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2486.0</text:p>
          </table:table-cell>
          <table:table-cell office:value-type="string">
            <text:p>19679.0</text:p>
          </table:table-cell>
          <table:table-cell office:value-type="string">
            <text:p>227969.0</text:p>
          </table:table-cell>
          <table:table-cell office:value-type="string">
            <text:p>2034515.0</text:p>
          </table:table-cell>
          <table:table-cell office:value-type="string">
            <text:p>25392732.0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3019.0</text:p>
          </table:table-cell>
          <table:table-cell office:value-type="string">
            <text:p>24411.0</text:p>
          </table:table-cell>
          <table:table-cell office:value-type="string">
            <text:p>199887.0</text:p>
          </table:table-cell>
          <table:table-cell office:value-type="string">
            <text:p>1827967.0</text:p>
          </table:table-cell>
          <table:table-cell office:value-type="string">
            <text:p>25979280.0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3791.0</text:p>
          </table:table-cell>
          <table:table-cell office:value-type="string">
            <text:p>20148.0</text:p>
          </table:table-cell>
          <table:table-cell office:value-type="string">
            <text:p>185357.0</text:p>
          </table:table-cell>
          <table:table-cell office:value-type="string">
            <text:p>1856641.0</text:p>
          </table:table-cell>
          <table:table-cell office:value-type="string">
            <text:p>25347698.0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2508.0</text:p>
          </table:table-cell>
          <table:table-cell office:value-type="string">
            <text:p>18838.0</text:p>
          </table:table-cell>
          <table:table-cell office:value-type="string">
            <text:p>183990.0</text:p>
          </table:table-cell>
          <table:table-cell office:value-type="string">
            <text:p>1870484.0</text:p>
          </table:table-cell>
          <table:table-cell office:value-type="string">
            <text:p>18367862.0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string">
            <text:p>2248.0</text:p>
          </table:table-cell>
          <table:table-cell office:value-type="string">
            <text:p>19089.0</text:p>
          </table:table-cell>
          <table:table-cell office:value-type="string">
            <text:p>187211.0</text:p>
          </table:table-cell>
          <table:table-cell office:value-type="string">
            <text:p>1837465.0</text:p>
          </table:table-cell>
          <table:table-cell office:value-type="string">
            <text:p>25066710.0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3082.0</text:p>
          </table:table-cell>
          <table:table-cell office:value-type="string">
            <text:p>20286.0</text:p>
          </table:table-cell>
          <table:table-cell office:value-type="string">
            <text:p>194099.0</text:p>
          </table:table-cell>
          <table:table-cell office:value-type="string">
            <text:p>1863423.0</text:p>
          </table:table-cell>
          <table:table-cell office:value-type="string">
            <text:p>25102448.0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1980.0</text:p>
          </table:table-cell>
          <table:table-cell office:value-type="string">
            <text:p>19322.0</text:p>
          </table:table-cell>
          <table:table-cell office:value-type="string">
            <text:p>178479.0</text:p>
          </table:table-cell>
          <table:table-cell office:value-type="string">
            <text:p>1806692.0</text:p>
          </table:table-cell>
          <table:table-cell office:value-type="string">
            <text:p>18338480.0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3335.0</text:p>
          </table:table-cell>
          <table:table-cell office:value-type="string">
            <text:p>19808.0</text:p>
          </table:table-cell>
          <table:table-cell office:value-type="string">
            <text:p>180232.0</text:p>
          </table:table-cell>
          <table:table-cell office:value-type="string">
            <text:p>1833271.0</text:p>
          </table:table-cell>
          <table:table-cell office:value-type="string">
            <text:p>24859746.0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2332.0</text:p>
          </table:table-cell>
          <table:table-cell office:value-type="string">
            <text:p>19799.0</text:p>
          </table:table-cell>
          <table:table-cell office:value-type="string">
            <text:p>192465.0</text:p>
          </table:table-cell>
          <table:table-cell office:value-type="string">
            <text:p>1838870.0</text:p>
          </table:table-cell>
          <table:table-cell office:value-type="string">
            <text:p>24657908.0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string">
            <text:p>2267.0</text:p>
          </table:table-cell>
          <table:table-cell office:value-type="string">
            <text:p>18487.0</text:p>
          </table:table-cell>
          <table:table-cell office:value-type="string">
            <text:p>179274.0</text:p>
          </table:table-cell>
          <table:table-cell office:value-type="string">
            <text:p>1814535.0</text:p>
          </table:table-cell>
          <table:table-cell office:value-type="string">
            <text:p>17923242.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2006.0</text:p>
          </table:table-cell>
          <table:table-cell office:value-type="string">
            <text:p>20534.0</text:p>
          </table:table-cell>
          <table:table-cell office:value-type="string">
            <text:p>187703.0</text:p>
          </table:table-cell>
          <table:table-cell office:value-type="string">
            <text:p>1837698.0</text:p>
          </table:table-cell>
          <table:table-cell office:value-type="string">
            <text:p>18063864.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string">
            <text:p>2446.0</text:p>
          </table:table-cell>
          <table:table-cell office:value-type="string">
            <text:p>18929.0</text:p>
          </table:table-cell>
          <table:table-cell office:value-type="string">
            <text:p>181440.0</text:p>
          </table:table-cell>
          <table:table-cell office:value-type="string">
            <text:p>1837710.0</text:p>
          </table:table-cell>
          <table:table-cell office:value-type="string">
            <text:p>18467590.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.06.2013</text:date>, <text:time>18:14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